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7DBF54FAAD7EEF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e98d"/>
    </style:style>
    <style:style style:name="P2" style:family="paragraph" style:parent-style-name="Text_20_body">
      <style:text-properties officeooo:paragraph-rsid="00266f19"/>
    </style:style>
    <style:style style:name="T1" style:family="text">
      <style:text-properties fo:font-variant="normal" fo:text-transform="none" fo:color="#125792" loext:opacity="100%" style:font-name="helvetica" fo:font-size="8.39999961853027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362in, 0.7701in, 1.55in, 3.142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2"><draw:frame draw:style-name="fr1" draw:name="Image1" text:anchor-type="char" svg:x="1.1752in" svg:y="2.0764in" svg:width="4.6398in" svg:height="3.2126in" draw:z-index="0"><draw:image xlink:href="Pictures/1000020100000780000004387DBF54FAAD7EEF60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23:40.217000000</dc:date>
    <meta:editing-duration>PT1H47M29S</meta:editing-duration>
    <meta:editing-cycles>28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